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:</text:p>
      <text:p text:style-name="Standard"/>
      <text:p text:style-name="Standard"/>
      <text:p text:style-name="Standard">Introduction:</text:p>
      <text:p text:style-name="Standard"/>
      <text:p text:style-name="Standard">Hamiltonian Monte Carlo (HMC, Hybrid Monte Carlo) is an MCMC method for sampling from an intractable posterior. <text:s/>HMC improves upon the Metropolis-Hastings algorithm by reducing the autocorrelation of the Markov chain generated. <text:s/>As such, convergence is attained more quickly, reducing necessary computational time.</text:p>
      <text:p text:style-name="Standard">The Hamiltonian of a physical system is the following:</text:p>
      <text:p text:style-name="P1">H = U + K</text:p>
      <text:p text:style-name="Standard">where K is the kinetic energy and U is the potential energy of the system, written in terms of momentum(p) and position (q). <text:s/>The following two first order differential equations are satisfied:</text:p>
      <text:p text:style-name="P1">(INSERT 2 DE HERE)</text:p>
      <text:p text:style-name="P1"/>
      <text:p text:style-name="P2">Now consider the following joint density</text:p>
      <text:p text:style-name="P1">h(p,q) = k*exp(-H)</text:p>
      <text:p text:style-name="P2">where k is a normalization constant. <text:s/>It can easily be shown that p and q are independent by noting that the kinetic energy depends only on p, while the potential energy depends only on q.</text:p>
      <text:p text:style-name="P1">INDEPENDENCE DERIVATION FROM SLIDES HERE</text:p>
      <text:p text:style-name="Standard">The obvious choice for potential energy is <text:s/>performing a negative log transform of the density f that we wish to sample from.</text:p>
      <text:p text:style-name="P1">U = -log(f)</text:p>
      <text:p text:style-name="P2">As p and q are independent variables the marginal density of h is ,</text:p>
      <text:p text:style-name="P1">h(q) = exp(-U)</text:p>
      <text:p text:style-name="P1">= exp(-(-log(f))</text:p>
      <text:p text:style-name="P1">= f</text:p>
      <text:p text:style-name="Standard">Note that intractable posteriors are simply probability densities multiplied by an unknown normalization constant. <text:s/>Therefore the log transform has no domain issues and the potential energy approaches infinity as the density approaches zero. <text:s/>If the density is exactly 0 at some value, the potential energy is considered infinite).</text:p>
      <text:p text:style-name="Standard">Our choice of kinetic energy is the translational,non-relativistic kinetic energy,</text:p>
      <text:p text:style-name="P1"><text:soft-page-break/>K = 0.5 mv^2 (MAKE THIS LOOK BETTER)</text:p>
      <text:p text:style-name="P2">Other choices of kinetic energy may be used, for instance we could add a rotational component to the kinetic energy as well (so the physical system equivalent would be analogous to a ball rolling up and down hills as opposed to a frictionless mass sliding. <text:s/>However, the additional term is unnecessary and makes calculations more complicated for no gain.</text:p>
      <text:p text:style-name="P2"/>
      <text:p text:style-name="Standard">Now, given a starting location and momentum, it is possible to calculate the time evolution of the system (using the two first order differential equations). <text:s/>The system is deterministic, and after some time, we can calculate the new q and the new p.</text:p>
      <text:p text:style-name="Standard"/>
      <text:p text:style-name="Standard">However, according to Hamilton’s equations, the change of momentum depends on position, and the change of position depends on momentum. <text:s/>If we iterate this system using a certain number of time steps (See: leapfrog method - Appendix(SOME LETTER HERE)) an error is induced and the total energy may increase or decrease. <text:s/>If we make some minor adjustments*(MAKE SOME SORT OF FOOTNOTE ABOUT HOW WE DON’T REALLY DO ANYTHING, BUT THE THEORY WORKS), we may make a Metropolis-Hastings step and accept or reject the new position as another sample from the intractable prior.</text:p>
      <text:p text:style-name="Standard"/>
      <text:p text:style-name="Standard"/>
      <text:p text:style-name="Standard">In order to ensure that the Metropolis-Hastings step is legitimate and our Markov chain converges to a stationary distribution, it is sufficient to show our Markov chain is reversible. <text:s/>To guarantee time reversibility of a physical system, the transition operator must reverse the momentum after the last step of the leapfrog algorithm (Figure WHATEVER THE FIGURE IS THAT HAS A PHASE SPACE DIAGRAM). <text:s/>However, since our kinetic energy is a function of the square of p, rather than just p, no changes are necessary in the code.<text:bookmark text:name="_GoBack"/></text:p>
      <text:p text:style-name="Standard"/>
      <text:p text:style-name="Standard">To convince yourself that changing the sign of momentum at the end of the time transition guarantees time reversibility, imagine throwing a perfectly elastic ball from a height such that the ball hits the floor at the end of the time transition.</text:p>
      <text:p text:style-name="Standard"/>
      <text:p text:style-name="P1">(ADD MORE STUFF TO ABOVE PARAGRAPH AND ADD TIKZ PICTURES HERE)</text:p>
      <text:p text:style-name="Standard"/>
      <text:p text:style-name="Standard">Methods:</text:p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veed Merchant</meta:initial-creator>
    <dc:creator>James Dole</dc:creator>
    <meta:editing-cycles>4</meta:editing-cycles>
    <meta:creation-date>2018-04-26T21:00:00</meta:creation-date>
    <dc:date>2018-04-27T15:35:36.82</dc:date>
    <meta:editing-duration>PT57M5S</meta:editing-duration>
    <meta:generator>OpenOffice/4.1.1$Win32 OpenOffice.org_project/411m6$Build-9775</meta:generator>
    <meta:document-statistic meta:table-count="0" meta:image-count="0" meta:object-count="0" meta:page-count="3" meta:paragraph-count="27" meta:word-count="591" meta:character-count="35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